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7cm" style:rel-width="100%" fo:margin-left="0cm" fo:margin-top="0cm" fo:margin-bottom="0cm" table:align="left" style:writing-mode="lr-tb"/>
    </style:style>
    <style:style style:name="Tabela1.A" style:family="table-column">
      <style:table-column-properties style:column-width="7.881cm" style:rel-column-width="4468*"/>
    </style:style>
    <style:style style:name="Tabela1.B" style:family="table-column">
      <style:table-column-properties style:column-width="9.119cm" style:rel-column-width="5170*"/>
    </style:style>
    <style:style style:name="Tabela1.1" style:family="table-row">
      <style:table-row-properties fo:keep-together="auto"/>
    </style:style>
    <style:style style:name="Tabela1.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text-properties style:font-name="Liberation Serif"/>
    </style:style>
    <style:style style:name="P2" style:family="paragraph" style:parent-style-name="Standard">
      <style:paragraph-properties fo:margin-top="0cm" fo:margin-bottom="0cm" loext:contextual-spacing="false" fo:line-height="100%" fo:text-align="center" style:justify-single-word="false"/>
      <style:text-properties style:font-name="Liberation Serif" fo:font-size="14pt" fo:font-style="italic" fo:font-weight="bold" style:font-size-asian="14pt" style:font-style-asian="italic" style:font-weight-asian="bold" style:font-name-complex="Calibri1" style:font-size-complex="14pt" style:font-style-complex="italic" style:font-weight-complex="bold"/>
    </style:style>
    <style:style style:name="P3" style:family="paragraph" style:parent-style-name="Standard">
      <style:paragraph-properties fo:margin-top="0cm" fo:margin-bottom="0cm" loext:contextual-spacing="false" fo:line-height="100%" fo:text-align="justify" style:justify-single-word="false"/>
      <style:text-properties style:font-name="Liberation Serif" fo:font-size="9.5pt" fo:font-weight="normal" style:font-size-asian="9.5pt" style:font-weight-asian="normal" style:font-name-complex="Calibri1" style:font-size-complex="9.5pt" style:font-weight-complex="normal"/>
    </style:style>
    <style:style style:name="P4" style:family="paragraph" style:parent-style-name="Standard">
      <style:paragraph-properties fo:margin-top="0cm" fo:margin-bottom="0cm" loext:contextual-spacing="false" fo:line-height="100%" fo:text-align="justify" style:justify-single-word="false"/>
      <style:text-properties style:font-name="Liberation Serif" fo:font-size="9.5pt" fo:font-weight="normal" officeooo:paragraph-rsid="002059b0" style:font-size-asian="9.5pt" style:font-weight-asian="normal" style:font-name-complex="Calibri1" style:font-size-complex="9.5pt" style:font-weight-complex="normal"/>
    </style:style>
    <style:style style:name="P5" style:family="paragraph" style:parent-style-name="Standard">
      <style:paragraph-properties fo:margin-top="0cm" fo:margin-bottom="0cm" loext:contextual-spacing="false" fo:line-height="100%" fo:text-align="justify" style:justify-single-word="false"/>
      <style:text-properties style:font-name="Liberation Serif" fo:font-size="9.5pt" style:font-size-asian="9.5pt" style:font-size-complex="9.5pt"/>
    </style:style>
    <style:style style:name="P6" style:family="paragraph" style:parent-style-name="Standard">
      <style:paragraph-properties fo:margin-top="0cm" fo:margin-bottom="0cm" loext:contextual-spacing="false" fo:line-height="100%" fo:text-align="justify" style:justify-single-word="false"/>
      <style:text-properties style:font-name="Liberation Serif" fo:font-size="9.5pt" officeooo:paragraph-rsid="001fba70" style:font-size-asian="9.5pt" style:font-size-complex="9.5pt"/>
    </style:style>
    <style:style style:name="P7" style:family="paragraph" style:parent-style-name="Standard">
      <style:paragraph-properties fo:margin-top="0cm" fo:margin-bottom="0cm" loext:contextual-spacing="false" fo:line-height="100%" fo:text-align="justify" style:justify-single-word="false"/>
      <style:text-properties style:font-name="Liberation Serif" fo:font-size="9.5pt" officeooo:paragraph-rsid="002522c2" style:font-size-asian="9.5pt" style:font-size-complex="9.5pt"/>
    </style:style>
    <style:style style:name="P8" style:family="paragraph" style:parent-style-name="Standard">
      <style:paragraph-properties fo:margin-top="0cm" fo:margin-bottom="0cm" loext:contextual-spacing="false" fo:line-height="100%" fo:text-align="justify" style:justify-single-word="false"/>
      <style:text-properties style:font-name="Liberation Serif" fo:font-size="9.5pt" style:font-size-asian="9.5pt" style:font-name-complex="Calibri1" style:font-size-complex="9.5pt"/>
    </style:style>
    <style:style style:name="P9" style:family="paragraph" style:parent-style-name="Standard">
      <style:paragraph-properties fo:margin-top="0cm" fo:margin-bottom="0cm" loext:contextual-spacing="false" fo:line-height="100%" fo:text-align="justify" style:justify-single-word="false"/>
      <style:text-properties style:font-name="Liberation Serif" fo:font-size="9.5pt" fo:language="en" fo:country="US" fo:font-weight="bold" style:font-name-asian="Times New Roman" style:font-size-asian="9.5pt" style:font-weight-asian="bold" style:font-name-complex="Calibri1" style:font-size-complex="9.5pt"/>
    </style:style>
    <style:style style:name="P10" style:family="paragraph" style:parent-style-name="Standard">
      <style:paragraph-properties fo:margin-top="0cm" fo:margin-bottom="0cm" loext:contextual-spacing="false" fo:line-height="100%" fo:text-align="justify" style:justify-single-word="false"/>
      <style:text-properties style:font-name="Liberation Serif" fo:font-size="9.5pt" fo:language="en" fo:country="US" fo:font-weight="bold" officeooo:paragraph-rsid="002522c2" style:font-name-asian="Times New Roman" style:font-size-asian="9.5pt" style:font-weight-asian="bold" style:font-name-complex="Calibri1" style:font-size-complex="9.5pt"/>
    </style:style>
    <style:style style:name="P11" style:family="paragraph" style:parent-style-name="Standard">
      <style:paragraph-properties fo:margin-top="0cm" fo:margin-bottom="0cm" loext:contextual-spacing="false" fo:line-height="100%" fo:text-align="justify" style:justify-single-word="false"/>
      <style:text-properties style:font-name="Liberation Serif" fo:font-size="9.5pt" fo:language="en" fo:country="US" style:font-name-asian="Times New Roman" style:font-size-asian="9.5pt" style:font-name-complex="Calibri1" style:font-size-complex="9.5pt"/>
    </style:style>
    <style:style style:name="P12" style:family="paragraph" style:parent-style-name="Standard">
      <style:paragraph-properties fo:margin-top="0cm" fo:margin-bottom="0cm" loext:contextual-spacing="false" fo:line-height="100%" fo:text-align="justify" style:justify-single-word="false"/>
      <style:text-properties style:font-name="Liberation Serif" fo:font-size="9.5pt" fo:language="en" fo:country="US" fo:font-style="italic" style:font-size-asian="9.5pt" style:font-style-asian="italic" style:font-name-complex="Calibri1" style:font-size-complex="9.5pt" style:font-style-complex="italic"/>
    </style:style>
    <style:style style:name="P13" style:family="paragraph" style:parent-style-name="Standard">
      <style:paragraph-properties fo:margin-top="0cm" fo:margin-bottom="0cm" loext:contextual-spacing="false" fo:line-height="100%" fo:text-align="justify" style:justify-single-word="false"/>
      <style:text-properties style:font-name="Liberation Serif" fo:font-size="9.5pt" fo:font-weight="bold" style:font-name-asian="Times New Roman" style:font-size-asian="9.5pt" style:font-weight-asian="bold" style:font-name-complex="Calibri1" style:font-size-complex="9.5pt"/>
    </style:style>
    <style:style style:name="P14" style:family="paragraph" style:parent-style-name="Standard">
      <style:paragraph-properties fo:margin-top="0cm" fo:margin-bottom="0cm" loext:contextual-spacing="false" fo:line-height="100%" fo:text-align="justify" style:justify-single-word="false"/>
      <style:text-properties style:font-name="Liberation Serif" fo:font-size="9.5pt" fo:font-weight="bold" officeooo:paragraph-rsid="002522c2" style:font-name-asian="Times New Roman" style:font-size-asian="9.5pt" style:font-weight-asian="bold" style:font-name-complex="Calibri1" style:font-size-complex="9.5pt"/>
    </style:style>
    <style:style style:name="P15" style:family="paragraph" style:parent-style-name="Standard">
      <style:paragraph-properties fo:margin-top="0cm" fo:margin-bottom="0cm" loext:contextual-spacing="false" fo:line-height="100%" fo:text-align="justify" style:justify-single-word="false"/>
      <style:text-properties style:font-name="Liberation Serif" fo:font-size="9.5pt" style:font-name-asian="Times New Roman" style:font-size-asian="9.5pt" style:font-name-complex="Calibri1" style:font-size-complex="9.5pt"/>
    </style:style>
    <style:style style:name="P16" style:family="paragraph" style:parent-style-name="Standard">
      <style:paragraph-properties fo:margin-top="0cm" fo:margin-bottom="0cm" loext:contextual-spacing="false" fo:line-height="100%" fo:text-align="justify" style:justify-single-word="false"/>
      <style:text-properties style:font-name="Liberation Serif" fo:font-size="9.5pt" style:font-name-asian="Times New Roman" style:font-size-asian="9.5pt" style:font-size-complex="9.5pt"/>
    </style:style>
    <style:style style:name="P17" style:family="paragraph" style:parent-style-name="Standard">
      <style:paragraph-properties fo:margin-left="0.318cm" fo:margin-right="0cm" fo:margin-top="0cm" fo:margin-bottom="0cm" loext:contextual-spacing="false" fo:line-height="100%" fo:text-align="justify" style:justify-single-word="false" fo:text-indent="-0.318cm" style:auto-text-indent="false"/>
      <style:text-properties style:font-name="Liberation Serif" fo:font-size="9.5pt" fo:language="en" fo:country="US" fo:font-style="italic" officeooo:paragraph-rsid="002522c2" style:font-size-asian="9.5pt" style:font-style-asian="italic" style:font-name-complex="Calibri1" style:font-size-complex="9.5pt" style:font-style-complex="italic"/>
    </style:style>
    <style:style style:name="P18" style:family="paragraph" style:parent-style-name="Standard" style:master-page-name="">
      <style:paragraph-properties fo:margin-left="0.318cm" fo:margin-right="0cm" fo:margin-top="0cm" fo:margin-bottom="0cm" loext:contextual-spacing="false" fo:line-height="100%" fo:text-align="justify" style:justify-single-word="false" fo:text-indent="-0.318cm" style:auto-text-indent="false" style:page-number="auto"/>
      <style:text-properties style:font-name="Liberation Serif" officeooo:paragraph-rsid="002478af"/>
    </style:style>
    <style:style style:name="P19"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Liberation Serif" fo:font-size="18pt" fo:font-weight="bold" style:font-size-asian="18pt" style:font-weight-asian="bold" style:font-name-complex="Calibri1" style:font-size-complex="18pt" style:font-weight-complex="bold"/>
    </style:style>
    <style:style style:name="P20" style:family="paragraph" style:parent-style-name="Standard">
      <style:paragraph-properties fo:margin-top="0cm" fo:margin-bottom="0cm" loext:contextual-spacing="false" fo:line-height="100%" fo:text-align="justify" style:justify-single-word="false"/>
      <style:text-properties style:font-name="Liberation Serif" fo:font-size="9.5pt" fo:language="en" fo:country="US" style:font-name-asian="Times New Roman" style:font-size-asian="9.5pt" style:font-name-complex="Calibri1" style:font-size-complex="9.5pt"/>
    </style:style>
    <style:style style:name="P21" style:family="paragraph" style:parent-style-name="Standard">
      <style:paragraph-properties fo:margin-top="0cm" fo:margin-bottom="0cm" loext:contextual-spacing="false" fo:line-height="100%" fo:text-align="center" style:justify-single-word="false"/>
      <style:text-properties style:font-name="Liberation Serif" fo:font-size="18pt" fo:font-weight="bold" style:font-size-asian="18pt" style:font-weight-asian="bold" style:font-name-complex="Calibri1" style:font-size-complex="18pt" style:font-weight-complex="bold"/>
    </style:style>
    <style:style style:name="T1" style:family="text">
      <style:text-properties fo:font-size="12pt" fo:font-weight="bold" style:font-size-asian="12pt" style:font-weight-asian="bold"/>
    </style:style>
    <style:style style:name="T2" style:family="text">
      <style:text-properties fo:font-size="9.5pt" fo:language="en" fo:country="US" style:font-size-asian="9.5pt" style:font-name-complex="Calibri1" style:font-size-complex="9.5pt"/>
    </style:style>
    <style:style style:name="T3" style:family="text">
      <style:text-properties fo:font-size="9.5pt" fo:language="en" fo:country="US" officeooo:rsid="00277628" style:font-size-asian="9.5pt" style:font-name-complex="Calibri1" style:font-size-complex="9.5pt"/>
    </style:style>
    <style:style style:name="T4" style:family="text">
      <style:text-properties fo:font-size="9.5pt" fo:language="en" fo:country="US" officeooo:rsid="002d3cc0" style:font-size-asian="9.5pt" style:font-name-complex="Calibri1" style:font-size-complex="9.5pt"/>
    </style:style>
    <style:style style:name="T5" style:family="text">
      <style:text-properties fo:font-size="9.5pt" fo:language="en" fo:country="US" fo:font-style="italic" fo:background-color="#ffff00" loext:char-shading-value="0" style:font-size-asian="9.5pt" style:font-style-asian="italic" style:font-name-complex="Calibri1" style:font-size-complex="9.5pt"/>
    </style:style>
    <style:style style:name="T6" style:family="text">
      <style:text-properties fo:font-size="9.5pt" fo:language="en" fo:country="US" fo:background-color="#ffff00" loext:char-shading-value="0" style:font-size-asian="9.5pt" style:font-name-complex="Calibri1" style:font-size-complex="9.5pt"/>
    </style:style>
    <style:style style:name="T7" style:family="text">
      <style:text-properties fo:font-size="9.5pt" fo:language="en" fo:country="US" officeooo:rsid="002d3cc0" fo:background-color="#fff200" loext:char-shading-value="0" style:font-size-asian="9.5pt" style:font-name-complex="Calibri1" style:font-size-complex="9.5pt"/>
    </style:style>
    <style:style style:name="T8" style:family="text">
      <style:text-properties fo:font-size="9.5pt" fo:language="en" fo:country="US" officeooo:rsid="002d3cc0" fo:background-color="#fff200" loext:char-shading-value="0" style:font-size-asian="9.5pt" style:font-name-complex="Calibri1" style:font-size-complex="9.5pt"/>
    </style:style>
    <style:style style:name="T9" style:family="text">
      <style:text-properties fo:font-weight="bold" style:font-weight-asian="bold" style:font-name-complex="Calibri1"/>
    </style:style>
    <style:style style:name="T10" style:family="text">
      <style:text-properties fo:font-weight="bold" style:font-weight-asian="bold" style:font-name-complex="Calibri1" style:font-weight-complex="bold"/>
    </style:style>
    <style:style style:name="T11" style:family="text">
      <style:text-properties fo:font-weight="bold" officeooo:rsid="00210ffd" style:font-weight-asian="bold" style:font-name-complex="Calibri1" style:font-weight-complex="bold"/>
    </style:style>
    <style:style style:name="T12" style:family="text">
      <style:text-properties fo:font-weight="bold" officeooo:rsid="001a501a" style:font-weight-asian="bold" style:font-name-complex="Calibri1" style:font-weight-complex="bold"/>
    </style:style>
    <style:style style:name="T13" style:family="text">
      <style:text-properties fo:font-weight="bold" officeooo:rsid="00271ffd" style:font-weight-asian="bold" style:font-name-complex="Calibri1" style:font-weight-complex="bold"/>
    </style:style>
    <style:style style:name="T14" style:family="text">
      <style:text-properties fo:font-weight="bold" officeooo:rsid="002059b0" style:font-weight-asian="bold" style:font-name-complex="Calibri1" style:font-weight-complex="bold"/>
    </style:style>
    <style:style style:name="T15" style:family="text">
      <style:text-properties fo:font-weight="bold" style:font-weight-asian="bold" style:font-weight-complex="bold"/>
    </style:style>
    <style:style style:name="T16" style:family="text">
      <style:text-properties fo:font-weight="bold" officeooo:rsid="00210ffd" style:font-weight-asian="bold" style:font-weight-complex="bold"/>
    </style:style>
    <style:style style:name="T17" style:family="text">
      <style:text-properties fo:font-weight="bold" officeooo:rsid="002059b0" style:font-weight-asian="bold" style:font-weight-complex="bold"/>
    </style:style>
    <style:style style:name="T18" style:family="text">
      <style:text-properties style:font-name-complex="Calibri1"/>
    </style:style>
    <style:style style:name="T19" style:family="text">
      <style:text-properties officeooo:rsid="002522c2" style:font-name-complex="Calibri1"/>
    </style:style>
    <style:style style:name="T20" style:family="text">
      <style:text-properties officeooo:rsid="00271ffd" style:font-name-complex="Calibri1"/>
    </style:style>
    <style:style style:name="T21" style:family="text">
      <style:text-properties officeooo:rsid="00291137" style:font-name-complex="Calibri1"/>
    </style:style>
    <style:style style:name="T22" style:family="text">
      <style:text-properties fo:font-weight="normal" style:font-weight-asian="normal" style:font-name-complex="Calibri1" style:font-weight-complex="normal"/>
    </style:style>
    <style:style style:name="T23" style:family="text">
      <style:text-properties fo:font-weight="normal" officeooo:rsid="00271ffd" style:font-weight-asian="normal" style:font-name-complex="Calibri1" style:font-weight-complex="normal"/>
    </style:style>
    <style:style style:name="T24" style:family="text">
      <style:text-properties fo:font-weight="normal" officeooo:rsid="002522c2" style:font-weight-asian="normal" style:font-name-complex="Calibri1" style:font-weight-complex="normal"/>
    </style:style>
    <style:style style:name="T25" style:family="text">
      <style:text-properties fo:font-weight="normal" officeooo:rsid="00304b7e" style:font-weight-asian="normal" style:font-name-complex="Calibri1" style:font-weight-complex="normal"/>
    </style:style>
    <style:style style:name="T26" style:family="text">
      <style:text-properties fo:font-weight="normal" officeooo:rsid="002522c2" fo:background-color="#ffff00" loext:char-shading-value="0" style:font-weight-asian="normal" style:font-name-complex="Calibri1" style:font-weight-complex="normal"/>
    </style:style>
    <style:style style:name="T27" style:family="text">
      <style:text-properties fo:language="en" fo:country="US" fo:font-weight="bold" style:font-weight-asian="bold" style:font-name-complex="Calibri1"/>
    </style:style>
    <style:style style:name="T28" style:family="text">
      <style:text-properties fo:language="en" fo:country="US" style:font-name-complex="Calibri1"/>
    </style:style>
    <style:style style:name="T29" style:family="text">
      <style:text-properties fo:background-color="#ffff00" loext:char-shading-value="0"/>
    </style:style>
    <style:style style:name="T30" style:family="text">
      <style:text-properties officeooo:rsid="002522c2" fo:background-color="#ffff00" loext:char-shading-value="0" style:font-name-complex="Calibri1"/>
    </style:style>
    <style:style style:name="T31" style:family="text">
      <style:text-properties officeooo:rsid="00271ffd" fo:background-color="#ffff00" loext:char-shading-value="0" style:font-name-complex="Calibri1"/>
    </style:style>
    <style:style style:name="T32" style:family="text">
      <style:text-properties fo:font-style="normal" style:font-style-asian="normal" style:font-style-complex="normal"/>
    </style:style>
    <style:style style:name="T33" style:family="text">
      <style:text-properties fo:font-style="italic" fo:font-weight="normal" style:font-style-asian="italic" style:font-weight-asian="normal" style:font-name-complex="Calibri1" style:font-weight-complex="normal"/>
    </style:style>
    <style:style style:name="T34" style:family="text">
      <style:text-properties officeooo:rsid="002b9e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page1"/>Licença de Uso do</text:p>
      <text:p text:style-name="P2">“<text:span text:style-name="T29">___</text:span>”</text:p>
      <text:p text:style-name="P3"/>
      <text:p text:style-name="P6"><text:span text:style-name="T10">Permissão de uso.</text:span><text:span text:style-name="T22"> É garantida permissão para copiar, modificar e distribuir os arquivos coletivamente designados como </text:span><text:span text:style-name="T26">__________</text:span><text:span text:style-name="T24"> </text:span><text:span text:style-name="T22">somente mediante o uso da </text:span><text:span text:style-name="T33">Open Game License</text:span><text:span text:style-name="T22">, versão 1.0a (“OGL”), de modo que você deve ler e compreender os termos daquela licença antes de fazer uso deste material. Instruções sobre o uso da OGL são providas na própria licença.</text:span></text:p>
      <text:p text:style-name="P8"/>
      <text:p text:style-name="P7"><text:span text:style-name="T10">Conteúdo </text:span><text:span text:style-name="T13">de Jogo</text:span><text:span text:style-name="T10"> Aberto.</text:span><text:span text:style-name="T18"> Os seguintes itens são </text:span><text:span text:style-name="T20">designados</text:span><text:span text:style-name="T18"> Conteúdo </text:span><text:span text:style-name="T20">de Jogo</text:span><text:span text:style-name="T18"> Aberto nos termos da Seção 1(d) da OGL, </text:span><text:span text:style-name="T21">e estão sujeitos às condições da Seção 4 da referida licença</text:span><text:span text:style-name="T18">:</text:span><text:span text:style-name="T10"> (</text:span><text:span text:style-name="T12">a</text:span><text:span text:style-name="T10">)</text:span><text:span text:style-name="T22"> a totalidade de todos os textos distribuídos em conjunto com esta licença, cujo cabeçalho indique se tratar do </text:span><text:span text:style-name="T26">__________</text:span><text:span text:style-name="T22">;</text:span><text:span text:style-name="T18"> </text:span><text:span text:style-name="T10">(b)</text:span><text:span text:style-name="T18"> </text:span><text:span text:style-name="T30">outros que desejar re</text:span><text:span text:style-name="T31">l</text:span><text:span text:style-name="T30">acionar</text:span><text:span text:style-name="T18">; </text:span><text:span text:style-name="T10">(c)</text:span><text:span text:style-name="T18"> </text:span><text:span text:style-name="T22">a tradução da OGL para </text:span><text:span text:style-name="T25">a </text:span><text:span text:style-name="T22">língua portuguesa, disponível a seguir. Como esclarecimento, o texto da OGL em si não é Conteúdo </text:span><text:span text:style-name="T23">de Jogo</text:span><text:span text:style-name="T22"> Aberto, o que significa que o texto e as cláusulas da OGL </text:span><text:span text:style-name="T23">(e da sua tradução)</text:span><text:span text:style-name="T22"> não podem ser alterados. </text:span><text:span text:style-name="T25">No entanto, você é livre para reproduzir a nossa tradução.</text:span></text:p>
      <text:p text:style-name="P8"/>
      <text:p text:style-name="P7"><text:span text:style-name="T10">Identidade do </text:span><text:span text:style-name="T13">P</text:span><text:span text:style-name="T10">roduto</text:span><text:span text:style-name="T18">. Os seguintes itens são designados como Identidade do Produto nos termos da Seção 1(e) da</text:span><text:span text:style-name="T10"> </text:span><text:span text:style-name="T18">OGL, e estão sujeitos às condições da Seção 7 da referida licença, não sendo Conteúdo </text:span><text:span text:style-name="T20">de Jogo</text:span><text:span text:style-name="T18"> Aberto: as expressões, os nomes e as marcas comerciais </text:span><text:span text:style-name="T26">__________</text:span><text:span text:style-name="T18">, </text:span><text:span text:style-name="T26">__________</text:span><text:span text:style-name="T18"> e </text:span><text:span text:style-name="T26">__________</text:span><text:span text:style-name="T18">. Para utilizar as </text:span><text:span text:style-name="T19">referidas </text:span><text:span text:style-name="T18">expressões ou marcas é preciso autorização expressa do autor em licença a parte desta, conforme Seção 7 da OGL.</text:span></text:p>
      <text:p text:style-name="P8"/>
      <text:p text:style-name="P4"><text:span text:style-name="T15">Termos da OGL.</text:span><text:span text:style-name="T18"> Segue abaixo, íntegra da licença em inglês (à esquerda), e uma tradução para o português (à direita). Sempre que houver dúvidas quanto ao sentido e abrangência da OGL entre a tradução e o texto em inglês, prevalece o entendimento do original em inglês.</text:span></text:p>
      <text:p text:style-name="P8"/>
      <table:table table:name="Tabela1" table:style-name="Tabela1">
        <table:table-column table:style-name="Tabela1.A"/>
        <table:table-column table:style-name="Tabela1.B"/>
        <table:table-row table:style-name="Tabela1.1">
          <table:table-cell table:style-name="Tabela1.A1" office:value-type="string">
            <text:p text:style-name="P9">OPEN GAME LICENSE Version 1.0a</text:p>
            <text:p text:style-name="P11"/>
            <text:p text:style-name="P11">The following text is the property of Wizards of the Coast, Inc. and is Copyright 2000 Wizards of the Coast, Inc (“Wizards”). All Rights Reserved.</text:p>
          </table:table-cell>
          <table:table-cell table:style-name="Tabela1.A1" office:value-type="string">
            <text:p text:style-name="P13">LICENÇA DE JOGO ABERTO Versão 1.0a</text:p>
            <text:p text:style-name="P15"/>
            <text:p text:style-name="P15">O texto a seguir é de propriedade da Wizards of the Coast, Inc. e foi registrad<text:span text:style-name="T34">o</text:span> como Copyright da Wizards of the Coast, Inc (“Wizards”) no ano de 2000. Todos os direitos reservados.</text:p>
            <text:p text:style-name="P15"/>
          </table:table-cell>
        </table:table-row>
        <table:table-row table:style-name="Tabela1.1">
          <table:table-cell table:style-name="Tabela1.A1" office:value-type="string">
            <text:p text:style-name="P16"><text:span text:style-name="T27">1. Definitions</text:span><text:span text:style-name="T28">: </text:span><text:span text:style-name="T27">(a) “Contributors”</text:span><text:span text:style-name="T28"> means the copyright and/or trademark owners who have contributed Open Game Content; </text:span><text:span text:style-name="T27">(b) “Derivative Material”</text:span><text:span text:style-name="T28">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text:span><text:span text:style-name="T27">(c) “Distribute”</text:span><text:span text:style-name="T28"> means to reproduce, license, rent, lease, sell, broadcast, publicly display, transmit or otherwise distribute; </text:span><text:span text:style-name="T27">(d) “Open Game Content”</text:span><text:span text:style-name="T28">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text:span><text:span text:style-name="T27">(e) “Product Identity”</text:span><text:span text:style-name="T28">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ext:span><text:soft-page-break/><text:span text:style-name="T28">trademark clearly identified as Product identity by the owner of the Product Identity, and which specifically excludes the Open Game Content; </text:span><text:span text:style-name="T27">(f) “Trademark”</text:span><text:span text:style-name="T28"> means the logos, names, mark, sign, motto, designs that are used by a Contributor to identify itself or its products or the associated products contributed to the Open Game License by the Contributor </text:span><text:span text:style-name="T27">(g) “Use”, “Used” or “Using”</text:span><text:span text:style-name="T28"> means to use, Distribute, copy, edit, format, modify, translate and otherwise create Derivative Material of Open Game Content; </text:span><text:span text:style-name="T27">(h) “You” or “Your”</text:span><text:span text:style-name="T28"> means the licensee in terms of this agreement.</text:span></text:p>
            <text:p text:style-name="P11"/>
          </table:table-cell>
          <table:table-cell table:style-name="Tabela1.A1" office:value-type="string">
            <text:p text:style-name="P16"><text:span text:style-name="T9">1. Definições</text:span><text:span text:style-name="T18">: </text:span><text:span text:style-name="T9">(a) “Contribuidor(es)”</text:span><text:span text:style-name="T18"> significa o(s) proprietário(s) dos direitos autorais e/ou marcas comerciais que tenham contribuído para o Conteúdo de Jogo Aberto; </text:span><text:span text:style-name="T9">(b) “Material Derivado”</text:span><text:span text:style-name="T18"> significa material protegido por direitos autorais, incluindo obras derivadas e traduções (inclusive em outras linguagens de computador), combinação, modificação, correção, adição, extensão, atualização, aperfeiçoamento, compilação, resumo ou outra forma em que uma obra já existente pode ser refeita, transformada ou adaptada; </text:span><text:span text:style-name="T9">(c) “Distribuir”</text:span><text:span text:style-name="T18"> significa reproduzir, licenciar, alugar, arrendar, vender, difundir, exibir publicamente, transmitir ou distribuir; </text:span><text:span text:style-name="T9">(d) “Conteúdo de Jogo Aberto”</text:span><text:span text:style-name="T18"> significa a mecânica de jogo, e inclui os métodos, procedimentos, processos e rotinas na medida em que esse conteúdo não incorpora a Identidade do Produto e é um aperfeiçoamento sobre a arte prévia e conteúdos adicionais claramente identificados como Conteúdo de Jogo Aberto pelo Contribuidor, e significa qualquer trabalho coberto por esta Licença, incluindo traduções e trabalhos derivados sob a legislação de direitos autorais, mas exclui especificamente a Identidade do Produto; </text:span><text:span text:style-name="T9">(e) “Identidade do Produto”</text:span><text:span text:style-name="T18"> significa os nomes de produtos e linhas de produtos, logotipos e marcas de identificação, incluindo o conjunto-imagem (identificação visual); artefatos; criaturas; personagens; histórias, enredos, tramas, elementos temáticos, diálogos, incidentes, linguagem, arte, símbolos, desenhos, pinturas, semelhanças, formatos, poses, conceitos, temas e gráficos, fotográficos e outras representações visuais ou de áudio; nomes e descrições de personagens, magias, encantamentos, personalidades, times, personas, semelhanças e habilidades especiais; lugares, localizações, ambientes, criaturas, equipamentos, habilidades ou efeitos mágicos ou sobrenaturais, logotipos, símbolos ou desenhos gráficos; ou qualquer outra marca comercial ou marca registrada claramente identificada como Identidade do Produto </text:span><text:soft-page-break/><text:span text:style-name="T18">pelo proprietário da Identidade do Produto, e que não se inclui no Conteúdo de Jogo Aberto; </text:span><text:span text:style-name="T9">(f) “Marca Comercial”</text:span><text:span text:style-name="T18"> significa os logotipos, nomes, marcas, sinais, o lema, os desenhos que são usados por um Contribuidor para identificar a si mesmo, os seus produtos ou os produtos associados que contribuíram com o Conteúdo de Jogo Aberto pelo Contribuidor; </text:span><text:span text:style-name="T9">(g) “Usar”, “Usado(s)” ou “Usando”</text:span><text:span text:style-name="T18"> significa usar, Distribuir, copiar, editar, formatar, modificar, traduzir e de qualquer forma criar Material Derivado do Conteúdo de Jogo Aberto; </text:span><text:span text:style-name="T9">(h)</text:span><text:span text:style-name="T18"> </text:span><text:span text:style-name="T9">“Você” ou “Seu(ua)(s)”</text:span><text:span text:style-name="T18"> significa o licenciado nos termos deste acordo.</text:span></text:p>
            <text:p text:style-name="P15"/>
          </table:table-cell>
        </table:table-row>
        <table:table-row table:style-name="Tabela1.1">
          <table:table-cell table:style-name="Tabela1.A1" office:value-type="string">
            <text:p text:style-name="P16"><text:span text:style-name="T27">2. The License</text:span><text:span text:style-name="T28">: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span></text:p>
            <text:p text:style-name="P11"/>
          </table:table-cell>
          <table:table-cell table:style-name="Tabela1.A1" office:value-type="string">
            <text:p text:style-name="P16"><text:span text:style-name="T9">2. A Licença</text:span><text:span text:style-name="T18">: Esta licença se aplica a qualquer Conteúdo de Jogo Aberto que contenha um aviso indicando que o Conteúdo de Jogo Aberto só pode ser usado sob abrigo e nos termos desta Licença. Você deve apor um aviso em qualquer Conteúdo de Jogo Aberto que você usar. Nenhum termo pode ser adicionado ou subtraído desta Licença, exceto conforme descrito pela própria licença. Não podem ser aplicados quaisquer outros termos ou condições a qualquer Conteúdo de Jogo Aberto distribuído sob esta licença.</text:span></text:p>
            <text:p text:style-name="P15"/>
          </table:table-cell>
        </table:table-row>
        <table:table-row table:style-name="Tabela1.1">
          <table:table-cell table:style-name="Tabela1.A1" office:value-type="string">
            <text:p text:style-name="P16"><text:span text:style-name="T27">3. Offer and Acceptance</text:span><text:span text:style-name="T28">: By Using the Open Game Content You indicate Your acceptance of the terms of this License.</text:span></text:p>
            <text:p text:style-name="P11"/>
          </table:table-cell>
          <table:table-cell table:style-name="Tabela1.A1" office:value-type="string">
            <text:p text:style-name="P16"><text:span text:style-name="T9">3. Oferta e Aceitação</text:span><text:span text:style-name="T18">: Usando o Conteúdo de Jogo Aberto você indica sua aceitação dos termos desta Licença.</text:span></text:p>
            <text:p text:style-name="P15"/>
          </table:table-cell>
        </table:table-row>
        <table:table-row table:style-name="Tabela1.1">
          <table:table-cell table:style-name="Tabela1.A1" office:value-type="string">
            <text:p text:style-name="P16"><text:span text:style-name="T27">4. Grant and Consideration</text:span><text:span text:style-name="T28">: In consideration for agreeing to use this License, the Contributors grant You a perpetual, worldwide, royalty-free, non-exclusive license with the exact terms of this License to Use, the Open Game Content.</text:span></text:p>
            <text:p text:style-name="P11"/>
          </table:table-cell>
          <table:table-cell table:style-name="Tabela1.A1" office:value-type="string">
            <text:p text:style-name="P16"><text:span text:style-name="T9">4. Consideração e Concessão</text:span><text:span text:style-name="T18">: Em consideração por concordar com a utilização desta Licença, os Contribuidores concedem-lhe de forma perpétua, mundial, e isenta de royalties, uma licença não exclusiva, nos exatos termos desta Licença, para Usar o Conteúdo de Jogo Aberto.</text:span></text:p>
          </table:table-cell>
        </table:table-row>
        <table:table-row table:style-name="Tabela1.1">
          <table:table-cell table:style-name="Tabela1.A1" office:value-type="string">
            <text:p text:style-name="P16"><text:span text:style-name="T27">5. Representation of Authority to Contribute</text:span><text:span text:style-name="T28">: If You are contributing original material as Open Game Content, You represent that Your Contributions are Your original creation and/or You have sufficient rights to grant the rights conveyed by this License.</text:span></text:p>
          </table:table-cell>
          <table:table-cell table:style-name="Tabela1.A1" office:value-type="string">
            <text:p text:style-name="P16"><text:span text:style-name="T9">5. Declaração de Autoridade para Contribuir</text:span><text:span text:style-name="T18">: Se você está contribuindo com material original como Conteúdo de Jogo Aberto, você declara que suas contribuições são sua criação original e/ou você possui direitos suficientes para conceder os direitos transmitidos por esta Licença.</text:span></text:p>
            <text:p text:style-name="P15"/>
          </table:table-cell>
        </table:table-row>
        <table:table-row table:style-name="Tabela1.1">
          <table:table-cell table:style-name="Tabela1.A1" office:value-type="string">
            <text:p text:style-name="P16"><text:span text:style-name="T27">6. Notice of License Copyright</text:span><text:span text:style-name="T28">: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span></text:p>
          </table:table-cell>
          <table:table-cell table:style-name="Tabela1.A1" office:value-type="string">
            <text:p text:style-name="P16"><text:span text:style-name="T9">6. Aviso de Licença de Direitos Autorais</text:span><text:span text:style-name="T18">: Você deve atualizar a parte AVISO DE DIREITOS AUTORAIS desta Licença para incluir o texto exato do AVISO DE DIREITOS AUTORAIS de qualquer Conteúdo de Jogo Aberto que você está copiando, modificando ou distribuindo, e você deve adicionar o título, a data de copyright, e nome do detentor dos direitos ao AVISO DE DIREITOS AUTORAIS de qualquer Conteúdo de Jogo Aberto original que você Distribuir.</text:span></text:p>
            <text:p text:style-name="P15"/>
          </table:table-cell>
        </table:table-row>
        <table:table-row table:style-name="Tabela1.1">
          <table:table-cell table:style-name="Tabela1.A1" office:value-type="string">
            <text:p text:style-name="P16"><text:span text:style-name="T27">7. Use of Product Identity</text:span><text:span text:style-name="T28">: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span></text:p>
          </table:table-cell>
          <table:table-cell table:style-name="Tabela1.A1" office:value-type="string">
            <text:p text:style-name="P16"><text:span text:style-name="T9">7. Uso de Identidade do Produto</text:span><text:span text:style-name="T18">: Você concorda em não usar qualquer Identidade do Produto, inclusive como uma indicação quanto à compatibilidade, exceto quando expressamente autorizado em outro Acordo independente com o proprietário de cada elemento daquela Identidade do Produto. Você concorda em não indicar a compatibilidade ou co-adaptabilidade com qualquer Marca Comercial ou Marca Registrada, em conjugação com um trabalho que contenha Conteúdo de Jogo Aberto, exceto quando expressamente autorizado em outro Acordo independente com o titular da Marca Comercial ou Marca Registrada. O uso de qualquer Identidade do Produto no Conteúdo de Jogo Aberto não constitui uma violação da propriedade da Identidade do Produto. O proprietário de qualquer Identidade do Produto utilizado no Conteúdo de Jogo Aberto manterá todos os direitos, títulos e interesses na e da Identidade do Produto.</text:span></text:p>
            <text:p text:style-name="P15"><text:soft-page-break/></text:p>
          </table:table-cell>
        </table:table-row>
        <table:table-row table:style-name="Tabela1.1">
          <table:table-cell table:style-name="Tabela1.A1" office:value-type="string">
            <text:p text:style-name="P16"><text:span text:style-name="T27">8. Identification</text:span><text:span text:style-name="T28">: If you distribute Open Game Content You must clearly indicate which portions of the work that you are distributing are Open Game Content.</text:span></text:p>
          </table:table-cell>
          <table:table-cell table:style-name="Tabela1.A1" office:value-type="string">
            <text:p text:style-name="P16"><text:span text:style-name="T9">8. Identificação</text:span><text:span text:style-name="T18">: Se você Distribuir Conteúdo de Jogo Aberto Você deve indicar claramente quais partes do trabalho que você está distribuindo são Conteúdo de Jogo Aberto.</text:span></text:p>
            <text:p text:style-name="P15"/>
          </table:table-cell>
        </table:table-row>
        <table:table-row table:style-name="Tabela1.1">
          <table:table-cell table:style-name="Tabela1.A1" office:value-type="string">
            <text:p text:style-name="P16"><text:span text:style-name="T27">9. Updating the License</text:span><text:span text:style-name="T28">: Wizards or its designated Agents may publish updated versions of this License. You may use any authorized version of this License to copy, modify and distribute any Open Game Content originally distributed under any version of this License.</text:span></text:p>
          </table:table-cell>
          <table:table-cell table:style-name="Tabela1.A1" office:value-type="string">
            <text:p text:style-name="P16"><text:span text:style-name="T9">9. Atualização da Licença</text:span><text:span text:style-name="T18">: Wizards ou seus agentes designados podem publicar versões atualizadas desta Licença. Você pode usar qualquer versão autorizada desta Licença para copiar, modificar e distribuir qualquer Conteúdo de Jogo Aberto originalmente distribuído sob qualquer versão desta Licença.</text:span></text:p>
            <text:p text:style-name="P15"/>
          </table:table-cell>
        </table:table-row>
        <table:table-row table:style-name="Tabela1.1">
          <table:table-cell table:style-name="Tabela1.A1" office:value-type="string">
            <text:p text:style-name="P16"><text:span text:style-name="T27">10. Copy of this License</text:span><text:span text:style-name="T28">: You MUST include a copy of this License with every copy of the Open Game Content You Distribute.</text:span></text:p>
          </table:table-cell>
          <table:table-cell table:style-name="Tabela1.A1" office:value-type="string">
            <text:p text:style-name="P16"><text:span text:style-name="T9">10. Cópia desta Licença</text:span><text:span text:style-name="T18">: Você DEVE incluir uma cópia desta Licença com cada cópia do Conteúdo de Jogo Aberto que Você Distribuir.</text:span></text:p>
            <text:p text:style-name="P15"/>
          </table:table-cell>
        </table:table-row>
        <table:table-row table:style-name="Tabela1.1">
          <table:table-cell table:style-name="Tabela1.A1" office:value-type="string">
            <text:p text:style-name="P16"><text:span text:style-name="T27">11. Use of Contributor Credits</text:span><text:span text:style-name="T28">: You may not market or advertise the Open Game Content using the name of any Contributor unless You have written permission from the Contributor to do so.</text:span></text:p>
          </table:table-cell>
          <table:table-cell table:style-name="Tabela1.A1" office:value-type="string">
            <text:p text:style-name="P16"><text:span text:style-name="T9">11. Uso dos Créditos do Contribuidor</text:span><text:span text:style-name="T18">: Você não pode comercializar ou fazer publicidade do Conteúdo de Jogo Aberto usando o nome de qualquer Contribuidor a menos que você tenha a permissão escrita do Contribuidor para fazê-lo.</text:span></text:p>
            <text:p text:style-name="P15"/>
          </table:table-cell>
        </table:table-row>
        <table:table-row table:style-name="Tabela1.1">
          <table:table-cell table:style-name="Tabela1.A1" office:value-type="string">
            <text:p text:style-name="P16"><text:span text:style-name="T27">12. Inability to Comply</text:span><text:span text:style-name="T28">: If it is impossible for You to comply with any of the terms of this License with respect to some or all of the Open Game Content due to statute, judicial order, or governmental regulation then You may not Use any Open Game Material so affected.</text:span></text:p>
          </table:table-cell>
          <table:table-cell table:style-name="Tabela1.A1" office:value-type="string">
            <text:p text:style-name="P16"><text:span text:style-name="T9">12. Incapacidade de Cumprir</text:span><text:span text:style-name="T18">: Se for impossível para Você cumprir qualquer dos termos desta Licença com relação a alguma parte ou a todo o Conteúdo de Jogo Aberto, devido à lei, ordem judicial ou regulamentação governamental, então você não poderá usar qualquer Conteúdo de Jogo Aberto afetado.</text:span></text:p>
            <text:p text:style-name="P15"/>
          </table:table-cell>
        </table:table-row>
        <table:table-row table:style-name="Tabela1.1">
          <table:table-cell table:style-name="Tabela1.A1" office:value-type="string">
            <text:p text:style-name="P16"><text:span text:style-name="T27">13. Termination</text:span><text:span text:style-name="T28">: This License will terminate automatically if You fail to comply with all terms herein and fail to cure such breach within 30 days of becoming aware of the breach. All sublicenses shall survive the termination of this License.</text:span></text:p>
          </table:table-cell>
          <table:table-cell table:style-name="Tabela1.A1" office:value-type="string">
            <text:p text:style-name="P16"><text:span text:style-name="T9">13. Encerramento</text:span><text:span text:style-name="T18">: Esta Licença terminará automaticamente se você falhar em cumprir com todas as condições aqui apresentadas e não reparar tal violação no prazo de 30 dias contados do conhecimento da violação. Todas as sublicenças devem sobreviver ao término desta Licença.</text:span></text:p>
            <text:p text:style-name="P15"/>
          </table:table-cell>
        </table:table-row>
        <table:table-row table:style-name="Tabela1.1">
          <table:table-cell table:style-name="Tabela1.A1" office:value-type="string">
            <text:p text:style-name="P16"><text:span text:style-name="T27">14. Reformation</text:span><text:span text:style-name="T28">: If any provision of this License is held to be unenforceable, such provision shall be reformed only to the extent necessary to make it enforceable.</text:span></text:p>
            <text:p text:style-name="P11"/>
          </table:table-cell>
          <table:table-cell table:style-name="Tabela1.A1" office:value-type="string">
            <text:p text:style-name="P16"><text:span text:style-name="T9">14. Reforma:</text:span><text:span text:style-name="T18"> Se qualquer disposição desta Licença for considerada inexequível, tal disposição será reformada apenas na medida necessária para torná-la exequível.</text:span></text:p>
            <text:p text:style-name="P15"/>
          </table:table-cell>
        </table:table-row>
        <table:table-row table:style-name="Tabela1.1">
          <table:table-cell table:style-name="Tabela1.A1" office:value-type="string">
            <text:p text:style-name="P10">15. COPYRIGHT NOTICE</text:p>
          </table:table-cell>
          <table:table-cell table:style-name="Tabela1.A1" office:value-type="string">
            <text:p text:style-name="P14">15. AVISO DE DIREITOS AUTORAIS</text:p>
          </table:table-cell>
        </table:table-row>
      </table:table>
      <text:p text:style-name="P12"/>
      <text:p text:style-name="P17">Open Game License v1.0a<text:span text:style-name="T32"> Copyright 2000, Wizards of the Coast, Inc.</text:span></text:p>
      <text:p text:style-name="P12"/>
      <text:p text:style-name="P18"><text:span text:style-name="T5">Nome do SEU Conteúdo Aberto</text:span><text:span text:style-name="T2"> Copyright </text:span><text:span text:style-name="T6">ANO</text:span><text:span text:style-name="T2">, </text:span><text:span text:style-name="T8">Seu Nome ou o de sua Editora Aqui</text:span><text:span text:style-name="T2">.</text:span></text:p>
      <text:p text:style-name="P5"/>
      <text:p text:style-name="P21">Fim da Licenç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pt" fo:country="BR" style:letter-kerning="true" style:font-name-asian="Droid Sans Fallback" style:font-size-asian="11pt" style:language-asian="pt" style:country-asian="BR"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pt" fo:country="BR" style:letter-kerning="true" style:font-name-asian="Droid Sans Fallback" style:font-size-asian="11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iberation Serif"/>
    </style:style>
    <style:style style:name="MT1" style:family="text">
      <style:text-properties fo:font-size="12pt" fo:font-weight="bold" style:font-size-asian="12pt" style:font-weight-asian="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64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Página </text:span><text:span text:style-name="MT1"><text:page-number text:select-page="current">2</text:page-number></text:span><text:span text:style-name="MT1"><text:s/>de 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Dias Rodriues</meta:initial-creator>
    <meta:editing-cycles>26</meta:editing-cycles>
    <meta:creation-date>2013-08-12T02:36:00</meta:creation-date>
    <dc:date>2018-03-22T00:47:28.072301825</dc:date>
    <meta:editing-duration>PT33M59S</meta:editing-duration>
    <meta:generator>LibreOffice/6.0.2.1.0$Linux_X86_64 LibreOffice_project/00m0$Build-1</meta:generator>
    <dc:creator>Daniel Dias Rodrigues</dc:creator>
    <meta:document-statistic meta:table-count="1" meta:image-count="0" meta:object-count="0" meta:page-count="3" meta:paragraph-count="44" meta:word-count="2274" meta:character-count="14829" meta:non-whitespace-character-count="125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